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StarSymbol" svg:font-family="StarSymbol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Tahoma" fo:font-size="10pt" fo:font-weight="bold" style:font-size-asian="10pt" style:font-weight-asian="bold" style:font-name-complex="Tahoma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17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normal" style:font-size-asian="14pt" style:font-weight-asian="normal" style:font-name-complex="Tahoma" style:font-size-complex="14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otocolo de comunicación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list text:style-name="L1">
        <text:list-item>
          <text:p text:style-name="P9">Notas generales</text:p>
        </text:list-item>
      </text:list>
      <text:p text:style-name="P10"/>
      <text:list text:style-name="L2">
        <text:list-item>
          <text:p text:style-name="P11">Todos los paquetes tienen una versión, por si en un futuro cambia un poco su sintaxis se tenga conocimiento de como manejarnos; en caso de no indicarse, el sistema supondrá que es la versión inicial del paquete</text:p>
        </text:list-item>
        <text:list-item>
          <text:p text:style-name="P11">Los archivos binarios serán codificados usando Base64 y estarán en un sección CDATA dentro del tag &lt;data&gt;</text:p>
        </text:list-item>
        <text:list-item>
          <text:p text:style-name="P11">Las contraseñas estarán codificados con el algortimo md5</text:p>
        </text:list-item>
        <text:list-item>
          <text:p text:style-name="P11">Los mensajes de chat y noticias solo estarán disponibles para los miembros del proyecto</text:p>
        </text:list-item>
        <text:list-item>
          <text:p text:style-name="P11">Los booleanos serán representados por 0 (falso) y 1 (verdadero)</text:p>
        </text:list-item>
        <text:list-item>
          <text:p text:style-name="P11">Para solicitar el listado de X se envía un tag asi:</text:p>
        </text:list-item>
      </text:list>
      <text:p text:style-name="Standard">&lt;listXs/&gt;</text:p>
      <text:p text:style-name="Standard"/>
      <text:p text:style-name="Standard">y la raíz de la respuesta sera:</text:p>
      <text:p text:style-name="Standard"/>
      <text:p text:style-name="Standard">&lt;Xlist&gt;</text:p>
      <text:p text:style-name="Standard"><text:tab/>...cuerpo...</text:p>
      <text:p text:style-name="Standard">&lt;/Xlist&gt;</text:p>
      <text:p text:style-name="Standard"/>
      <text:list text:style-name="L3">
        <text:list-item>
          <text:p text:style-name="P12">Las respuesta a una petición queryX sera Xquery</text:p>
        </text:list-item>
        <text:list-item>
          <text:p text:style-name="P12">Cualquier petición invalida se replicara con un paquete de error</text:p>
        </text:list-item>
      </text:list>
      <text:p text:style-name="Standard"/>
      <text:p text:style-name="Standard"/>
      <text:list text:style-name="L4">
        <text:list-item>
          <text:p text:style-name="P13">Entidades</text:p>
        </text:list-item>
      </text:list>
      <text:p text:style-name="Standard"/>
      <text:p text:style-name="P10">Respuesta de error</text:p>
      <text:p text:style-name="P10"/>
      <text:p text:style-name="Standard">&lt;error version="0" &gt;</text:p>
      <text:p text:style-name="Standard"><text:tab/>&lt;message level="0"&gt;[message]&lt;/message&gt;</text:p>
      <text:p text:style-name="Standard">&lt;/error&gt;</text:p>
      <text:p text:style-name="Standard"/>
      <text:p text:style-name="Standard"/>
      <text:p text:style-name="Standard"/>
      <text:p text:style-name="Standard"/>
      <text:p text:style-name="P10">Petición de conexión al servidor</text:p>
      <text:p text:style-name="P10"/>
      <text:p text:style-name="Standard">&lt;connect version="0" &gt;</text:p>
      <text:p text:style-name="Standard"><text:tab/>&lt;client type="[0|1]" /&gt;</text:p>
      <text:p text:style-name="Standard"><text:tab/>&lt;login&gt;[login]&lt;/login&gt;</text:p>
      <text:p text:style-name="Standard"><text:tab/>&lt;password&gt;[password md5]&lt;/password&gt;</text:p>
      <text:p text:style-name="Standard">&lt;/connect&gt;</text:p>
      <text:p text:style-name="Standard"/>
      <text:p text:style-name="Standard">El tipo del cliente estará dado por:</text:p>
      <text:p text:style-name="Standard">0: Cliente normal</text:p>
      <text:p text:style-name="Standard">1: Cliente administrador.</text:p>
      <text:p text:style-name="Standard"/>
      <text:p text:style-name="Standard"/>
      <text:p text:style-name="P10">Respuesta a una petición valida de conexión</text:p>
      <text:p text:style-name="Standard"/>
      <text:p text:style-name="Standard">&lt;ack version="0"&gt;</text:p>
      <text:p text:style-name="Standard"><text:tab/>&lt;motd&gt;[Message of the day]&lt;/motd&gt;</text:p>
      <text:p text:style-name="Standard"><text:tab/>&lt;sign&gt;[sign]&lt;/sign&gt;</text:p>
      <text:p text:style-name="Standard"><text:tab/>&lt;permissions&gt;</text:p>
      <text:p text:style-name="Standard"><text:tab/><text:tab/>&lt;perm module="[module name]" read="[0|1]" write="[0|1]" /&gt;</text:p>
      <text:p text:style-name="Standard"><text:tab/><text:tab/>...</text:p>
      <text:p text:style-name="Standard"><text:tab/>&lt;/permissions&gt;</text:p>
      <text:p text:style-name="Standard">&lt;/ack&gt;</text:p>
      <text:p text:style-name="Standard"/>
      <text:p text:style-name="Standard">El campo <text:span text:style-name="T1">sign</text:span>, contendrá un firma única para cada cliente auto-generada por el servidor, servirá para identificar de donde provienen las respuestas..</text:p>
      <text:p text:style-name="Standard"/>
      <text:p text:style-name="Standard"/>
      <text:p text:style-name="P10">Crear proyecto</text:p>
      <text:p text:style-name="Standard"/>
      <text:p text:style-name="Standard">&lt;newproject&gt;</text:p>
      <text:p text:style-name="Standard"><text:tab/>&lt;author&gt;[project author]&lt;/author&gt;</text:p>
      <text:p text:style-name="Standard"><text:tab/>&lt;name&gt;[project name]&lt;/name&gt;</text:p>
      <text:p text:style-name="Standard"><text:tab/>&lt;description&gt;[description]&lt;/description&gt;</text:p>
      <text:p text:style-name="Standard">&lt;/newproject&gt;</text:p>
      <text:p text:style-name="P14"/>
      <text:p text:style-name="P14"/>
      <text:p text:style-name="P15">Peticion de abrir proyecto</text:p>
      <text:p text:style-name="P14"/>
      <text:p text:style-name="P14">&lt;openproject version="0"&gt;</text:p>
      <text:p text:style-name="P14"><text:tab/>&lt;project name="[project name]" /&gt;</text:p>
      <text:p text:style-name="P14">&lt;/openproject&gt;</text:p>
      <text:p text:style-name="P14"/>
      <text:p text:style-name="P15"/>
      <text:p text:style-name="P15">Respuesta válida a una petición de abrir o crear proyecto </text:p>
      <text:p text:style-name="P14"/>
      <text:p text:style-name="P14">&lt;project version="0"&gt;</text:p>
      <text:p text:style-name="P14"><text:tab/>&lt;data&gt;</text:p>
      <text:p text:style-name="P14"><text:tab/><text:tab/>&lt;![CDATA[KTN encoded with Base64]]&gt;</text:p>
      <text:p text:style-name="P14"><text:tab/>&lt;/data&gt;</text:p>
      <text:p text:style-name="P14">&lt;/project&gt;</text:p>
      <text:p text:style-name="P14"/>
      <text:p text:style-name="P14"/>
      <text:p text:style-name="P15">Peticion de listar proyectos existentes</text:p>
      <text:p text:style-name="P14"/>
      <text:p text:style-name="P14">&lt;listprojects&gt;</text:p>
      <text:p text:style-name="P14"><text:tab/>[&lt;option&gt;all&lt;/option&gt;]</text:p>
      <text:p text:style-name="P14">&lt;/listprojects &gt;</text:p>
      <text:p text:style-name="P14"/>
      <text:p text:style-name="P14">Por defecto, el servidor solo retornara la lista de proyectos en las que el usuario que la solicito pueda leer, si se especifica la opción <text:span text:style-name="T2">all</text:span>, se enviaran todos los proyectos.</text:p>
      <text:p text:style-name="P14"/>
      <text:p text:style-name="P14"/>
      <text:p text:style-name="P15">Respuesta a una petición de listar proyectos</text:p>
      <text:p text:style-name="P14">&lt;projectlist&gt;</text:p>
      <text:p text:style-name="P14"><text:tab/>&lt;project name="" author="" description="" /&gt;</text:p>
      <text:p text:style-name="P14"><text:tab/>&lt;project name="" author="" description="" /&gt;</text:p>
      <text:p text:style-name="P14"><text:tab/>&lt;project name="" author="" description="" /&gt;</text:p>
      <text:p text:style-name="P14">&lt;/projectlist&gt;</text:p>
      <text:p text:style-name="P14"/>
      <text:p text:style-name="P14"/>
      <text:p text:style-name="P15">Petición de importar proyecto</text:p>
      <text:p text:style-name="P14"/>
      <text:p text:style-name="P14">&lt;importproject&gt;</text:p>
      <text:p text:style-name="P14"><text:tab/>&lt;data&gt;</text:p>
      <text:p text:style-name="P14"><text:tab/><text:tab/>&lt;![CDATA[KTN encoded with Base64]]&gt;</text:p>
      <text:p text:style-name="P14"><text:tab/>&lt;/data&gt;</text:p>
      <text:p text:style-name="P14">&lt;/importproject&gt;</text:p>
      <text:p text:style-name="P15"/>
      <text:p text:style-name="P15"/>
      <text:p text:style-name="P15">Petición de mensaje de chat</text:p>
      <text:p text:style-name="P14"/>
      <text:p text:style-name="P14">&lt;chat version="0"&gt;</text:p>
      <text:p text:style-name="P14"><text:tab/>&lt;message text="" /&gt;</text:p>
      <text:p text:style-name="P14">&lt;/chat&gt;</text:p>
      <text:p text:style-name="P14"/>
      <text:p text:style-name="P14"/>
      <text:p text:style-name="P15">Respuesta a petición de mensaje de chat</text:p>
      <text:p text:style-name="P14"/>
      <text:p text:style-name="P14">&lt;chat version="0"&gt;</text:p>
      <text:p text:style-name="P14"><text:tab/>&lt;message from="[nick]" text="[msg]" /&gt;</text:p>
      <text:p text:style-name="P14">&lt;/chat&gt;</text:p>
      <text:p text:style-name="P14"/>
      <text:p text:style-name="P14"/>
      <text:p text:style-name="P15">Petición de enviar noticia</text:p>
      <text:p text:style-name="P14"/>
      <text:p text:style-name="P14">&lt;notice version="0"&gt;</text:p>
      <text:p text:style-name="P14"><text:tab/>&lt;message text="" /&gt;</text:p>
      <text:p text:style-name="P14">&lt;/notice&gt;</text:p>
      <text:p text:style-name="P14"/>
      <text:p text:style-name="P14"/>
      <text:p text:style-name="P15">Respuesta a petición de enviar noticia</text:p>
      <text:p text:style-name="P14"/>
      <text:p text:style-name="P14">&lt;notice version="0"&gt;</text:p>
      <text:p text:style-name="P14"><text:tab/>&lt;message from="[nick]" text="[msg]" /&gt;</text:p>
      <text:p text:style-name="P14">&lt;/notice&gt;</text:p>
      <text:p text:style-name="P14"/>
      <text:p text:style-name="P14"/>
      <text:p text:style-name="P15">Petición de enviar mensaje para todos</text:p>
      <text:p text:style-name="P14"/>
      <text:p text:style-name="P14">&lt;wall version="0"&gt;</text:p>
      <text:p text:style-name="P14"><text:tab/>&lt;message text="" /&gt;</text:p>
      <text:p text:style-name="P14">&lt;/wall&gt;</text:p>
      <text:p text:style-name="P14"/>
      <text:p text:style-name="P14"/>
      <text:p text:style-name="P15">Respuesta a petición de enviar mensaje para todos</text:p>
      <text:p text:style-name="P14"/>
      <text:p text:style-name="P14">&lt;wall version="0"&gt;</text:p>
      <text:p text:style-name="P14"><text:tab/>&lt;message from="[nick]" text="" /&gt;</text:p>
      <text:p text:style-name="P14">&lt;/wall&gt;</text:p>
      <text:p text:style-name="P14"/>
      <text:p text:style-name="P14"/>
      <text:p text:style-name="P15">Petición de añadir usuario</text:p>
      <text:p text:style-name="P14"/>
      <text:p text:style-name="P14">&lt;adduser&gt;</text:p>
      <text:p text:style-name="P14"><text:tab/>&lt;login&gt;[login]&lt;/login&gt;</text:p>
      <text:p text:style-name="P14"><text:tab/>&lt;password&gt;crypted passwd md5&lt;/password&gt;</text:p>
      <text:p text:style-name="P14"><text:tab/>&lt;name&gt;the name&lt;/name&gt;</text:p>
      <text:p text:style-name="P14"><text:tab/>&lt;permissions&gt;</text:p>
      <text:p text:style-name="P14"><text:tab/><text:tab/>&lt;perm module="[module id]" read="[0|1]" write="[0|1]" /&gt;</text:p>
      <text:p text:style-name="P14"><text:tab/>&lt;/permissions&gt;</text:p>
      <text:p text:style-name="P14">&lt;/adduser&gt;</text:p>
      <text:p text:style-name="P14"/>
      <text:p text:style-name="P14"/>
      <text:p text:style-name="P15">Respuesta a petición de añadir usuario</text:p>
      <text:p text:style-name="P14"/>
      <text:p text:style-name="P14">&lt;adduser&gt;</text:p>
      <text:p text:style-name="P14"><text:tab/>&lt;login&gt;the login&lt;/login&gt;</text:p>
      <text:p text:style-name="P14"><text:tab/>&lt;name&gt;the name&lt;/name&gt;</text:p>
      <text:p text:style-name="P14"><text:tab/>&lt;permissions&gt;</text:p>
      <text:p text:style-name="P14"><text:tab/><text:tab/>&lt;perm module="[module id]" read="[0|1]" write="[0|1]" /&gt;</text:p>
      <text:p text:style-name="P14"><text:tab/>&lt;/permissions&gt;</text:p>
      <text:p text:style-name="P14">&lt;/adduser&gt;</text:p>
      <text:p text:style-name="P14"/>
      <text:p text:style-name="P14"/>
      <text:p text:style-name="P14"/>
      <text:p text:style-name="P15">Petición de remover usuario</text:p>
      <text:p text:style-name="P14"/>
      <text:p text:style-name="P14">&lt;removeuser&gt;</text:p>
      <text:p text:style-name="P14"><text:tab/>&lt;login&gt;the login&lt;/login&gt;</text:p>
      <text:p text:style-name="P14">&lt;/removeuser&gt;</text:p>
      <text:p text:style-name="P14"/>
      <text:p text:style-name="P14"/>
      <text:p text:style-name="P15">Respuesta a petición de remover usuario</text:p>
      <text:p text:style-name="P14"/>
      <text:p text:style-name="P14">&lt;removeuser&gt;</text:p>
      <text:p text:style-name="P14"><text:tab/>&lt;login&gt;the login&lt;/login&gt;</text:p>
      <text:p text:style-name="P14">&lt;/removeuser&gt;</text:p>
      <text:p text:style-name="P14"/>
      <text:p text:style-name="P14"/>
      <text:p text:style-name="P15">Petición de actualizar usuario</text:p>
      <text:p text:style-name="P14"/>
      <text:p text:style-name="P14">&lt;updateuser&gt;</text:p>
      <text:p text:style-name="P14"><text:tab/>&lt;login&gt;the login&lt;/login&gt;</text:p>
      <text:p text:style-name="P14"><text:tab/>&lt;!-- opcional --&gt;</text:p>
      <text:p text:style-name="P14"><text:tab/>&lt;password&gt;crypted passwd md5&lt;/password&gt;</text:p>
      <text:p text:style-name="P14"><text:tab/>&lt;name&gt;the name&lt;/name&gt;</text:p>
      <text:p text:style-name="P14"><text:tab/>&lt;permissions&gt;</text:p>
      <text:p text:style-name="P14"><text:tab/><text:tab/>&lt;perm module="[module id]" read="[0|1]" write="[0|1]" /&gt;</text:p>
      <text:p text:style-name="P14"><text:tab/>&lt;/permissions&gt;</text:p>
      <text:p text:style-name="P14"><text:tab/>&lt;!-- /opcional --&gt;</text:p>
      <text:p text:style-name="P14">&lt;/updateuser&gt;</text:p>
      <text:p text:style-name="P14"/>
      <text:p text:style-name="P14"/>
      <text:p text:style-name="P15">Respuesta a petición de actualizar usuario</text:p>
      <text:p text:style-name="P14"/>
      <text:p text:style-name="P14">&lt;updateuser&gt;</text:p>
      <text:p text:style-name="P14"><text:tab/>&lt;login&gt;the login&lt;/login&gt;</text:p>
      <text:p text:style-name="P14"><text:tab/>&lt;!-- opcional --&gt;</text:p>
      <text:p text:style-name="P14"><text:tab/>&lt;name&gt;the name&lt;/name&gt;</text:p>
      <text:p text:style-name="P14"><text:tab/>&lt;permissions&gt;</text:p>
      <text:p text:style-name="P14"><text:tab/><text:tab/>&lt;perm module="[module id]" read="[0|1]" write="[0|1]" /&gt;</text:p>
      <text:p text:style-name="P14"><text:tab/>&lt;/permissions&gt;</text:p>
      <text:p text:style-name="P14"><text:tab/>&lt;!-- /opcional --&gt;</text:p>
      <text:p text:style-name="P14">&lt;/updateuser&gt;</text:p>
      <text:p text:style-name="P14"/>
      <text:p text:style-name="P14"/>
      <text:p text:style-name="P15">Petición de listar usuarios</text:p>
      <text:p text:style-name="P14"/>
      <text:p text:style-name="P14">&lt;listusers/&gt;</text:p>
      <text:p text:style-name="P14"/>
      <text:p text:style-name="P15">Respuesta a petición de listar usuarios</text:p>
      <text:p text:style-name="P14"/>
      <text:p text:style-name="P14">&lt;userlist&gt;</text:p>
      <text:p text:style-name="P14"><text:tab/>&lt;user login="[login]" name="[name]"/&gt;</text:p>
      <text:p text:style-name="P14"><text:tab/>...</text:p>
      <text:p text:style-name="P14">&lt;/userlist&gt;</text:p>
      <text:p text:style-name="P14"/>
      <text:p text:style-name="P15">Petición de consultar usuario</text:p>
      <text:p text:style-name="P14"/>
      <text:p text:style-name="P14">&lt;queryuser&gt;</text:p>
      <text:p text:style-name="P14"><text:tab/>&lt;login&gt;[login]&lt;/login&gt;</text:p>
      <text:p text:style-name="P14">&lt;/queryuser&gt;</text:p>
      <text:p text:style-name="P14"/>
      <text:p text:style-name="P14"/>
      <text:p text:style-name="P15">Respuesta a petición de consultar usuario</text:p>
      <text:p text:style-name="P14"/>
      <text:p text:style-name="P14">&lt;userquery&gt;</text:p>
      <text:p text:style-name="P14"><text:tab/>&lt;login&gt;myLogin&lt;/login&gt;</text:p>
      <text:p text:style-name="P14"><text:tab/>&lt;name&gt;myName&lt;/name&gt;</text:p>
      <text:p text:style-name="P14"><text:tab/>&lt;permissions&gt;</text:p>
      <text:p text:style-name="P14"><text:tab/><text:tab/>&lt;perm module="[module id]" read="[0|1]" write="[0|1]" /&gt;</text:p>
      <text:p text:style-name="P14"><text:tab/>&lt;/permissions&gt;</text:p>
      <text:p text:style-name="P14">&lt;/userquery&gt;</text:p>
      <text:p text:style-name="P14"/>
      <text:p text:style-name="P14"/>
      <text:p text:style-name="P15">Petición de adicionar censura</text:p>
      <text:p text:style-name="P14"/>
      <text:p text:style-name="P14">&lt;addban&gt;</text:p>
      <text:p text:style-name="P14"><text:tab/>&lt;pattern value="[ip|login]" /&gt;</text:p>
      <text:p text:style-name="P14">&lt;/addban&gt;</text:p>
      <text:p text:style-name="P14"/>
      <text:p text:style-name="P14"/>
      <text:p text:style-name="P14"/>
      <text:p text:style-name="P15">Respuesta a petición de adicionar censura</text:p>
      <text:p text:style-name="P14"/>
      <text:p text:style-name="P14">&lt;addban&gt;</text:p>
      <text:p text:style-name="P14"><text:tab/>&lt;pattern value="[ip|login]" /&gt;</text:p>
      <text:p text:style-name="P14">&lt;/addban&gt;</text:p>
      <text:p text:style-name="P14"/>
      <text:p text:style-name="P14"/>
      <text:p text:style-name="P15">Petición de remover censura</text:p>
      <text:p text:style-name="P14"/>
      <text:p text:style-name="P14">&lt;removeban&gt;</text:p>
      <text:p text:style-name="P14"><text:tab/>&lt;pattern value="[ip|login]" /&gt;</text:p>
      <text:p text:style-name="P14">&lt;/removeban&gt;</text:p>
      <text:p text:style-name="P14"/>
      <text:p text:style-name="P14"/>
      <text:p text:style-name="P15">Respuesta a petición de remover censura</text:p>
      <text:p text:style-name="P14"/>
      <text:p text:style-name="P14">&lt;removeban&gt;</text:p>
      <text:p text:style-name="P14"><text:tab/>&lt;pattern value="[ip|login]" /&gt;</text:p>
      <text:p text:style-name="P14">&lt;/removeban&gt;</text:p>
      <text:p text:style-name="P14"/>
      <text:p text:style-name="P14"/>
      <text:p text:style-name="P15">Petición de listar censuras</text:p>
      <text:p text:style-name="P14"/>
      <text:p text:style-name="P14">&lt;listbans/&gt;</text:p>
      <text:p text:style-name="P14"/>
      <text:p text:style-name="P14"/>
      <text:p text:style-name="P15">Respuesta a petición de listar censuras</text:p>
      <text:p text:style-name="P14"/>
      <text:p text:style-name="P14">&lt;banlist&gt;</text:p>
      <text:p text:style-name="P14"><text:tab/>&lt;entry value="[ip]" /&gt;</text:p>
      <text:p text:style-name="P14"><text:tab/>....</text:p>
      <text:p text:style-name="P14">&lt;/banlist&gt;</text:p>
      <text:p text:style-name="P14"/>
      <text:p text:style-name="P15">Petición de añadir copias de seguridad</text:p>
      <text:p text:style-name="P14"/>
      <text:p text:style-name="P14">&lt;addbackup&gt;</text:p>
      <text:p text:style-name="P14"><text:tab/>&lt;entry&gt;project name 1&lt;/entry&gt;</text:p>
      <text:p text:style-name="P14"><text:tab/>&lt;entry&gt;project name 2&lt;/entry&gt;</text:p>
      <text:p text:style-name="P14"><text:tab/>&lt;entry&gt;project name 3&lt;/entry&gt;</text:p>
      <text:p text:style-name="P14">&lt;/addbackup&gt;</text:p>
      <text:p text:style-name="P14"/>
      <text:p text:style-name="P14"/>
      <text:p text:style-name="P15">Respuesta a petición de añadir copias de seguridad</text:p>
      <text:p text:style-name="P14"/>
      <text:p text:style-name="P14">&lt;addbackup&gt;</text:p>
      <text:p text:style-name="P14"><text:tab/>&lt;entry date="[date]"&gt;project name&lt;/entry&gt;</text:p>
      <text:p text:style-name="P14"><text:tab/>&lt;entry date="[date]"&gt;project name&lt;/entry&gt;</text:p>
      <text:p text:style-name="P14"><text:tab/>&lt;entry date="[date]"&gt;project name&lt;/entry&gt;</text:p>
      <text:p text:style-name="P14">&lt;/addbackup&gt;</text:p>
      <text:p text:style-name="P14"/>
      <text:p text:style-name="P14"/>
      <text:p text:style-name="P15">Petición de remover copia de seguridad</text:p>
      <text:p text:style-name="P14"/>
      <text:p text:style-name="P14">&lt;removebackup&gt;</text:p>
      <text:p text:style-name="P14"><text:tab/>&lt;entry date="" &gt;name&lt;/entry&gt;</text:p>
      <text:p text:style-name="P14"><text:tab/>&lt;entry date="" &gt;name&lt;/entry&gt;</text:p>
      <text:p text:style-name="P14">&lt;/removebackup&gt;</text:p>
      <text:p text:style-name="P14"/>
      <text:p text:style-name="P14"/>
      <text:p text:style-name="P15">Respuesta a petición de remover copia de seguridad</text:p>
      <text:p text:style-name="P14"/>
      <text:p text:style-name="P14">&lt;removebackup&gt;</text:p>
      <text:p text:style-name="P14"><text:tab/>&lt;entry date="" &gt;name&lt;/entry&gt;</text:p>
      <text:p text:style-name="P14"><text:tab/>&lt;entry date="" &gt;name&lt;/entry&gt;</text:p>
      <text:p text:style-name="P14">&lt;/removebackup&gt;</text:p>
      <text:p text:style-name="P14"/>
      <text:p text:style-name="P15">Petición de restaurar copias de seguridad</text:p>
      <text:p text:style-name="P14"/>
      <text:p text:style-name="P14">&lt;restorebackup&gt;</text:p>
      <text:p text:style-name="P14"><text:tab/>&lt;entry date="" &gt;name&lt;/entry&gt;</text:p>
      <text:p text:style-name="P14"><text:tab/>&lt;entry date="" &gt;name&lt;/entry&gt;</text:p>
      <text:p text:style-name="P14"><text:tab/>&lt;entry date="" &gt;name&lt;/entry&gt;</text:p>
      <text:p text:style-name="P14">&lt;/restorebackup&gt;</text:p>
      <text:p text:style-name="P14"/>
      <text:p text:style-name="P14"/>
      <text:p text:style-name="P15">Respuesta a petición de restaurar copias de seguridad</text:p>
      <text:p text:style-name="P14"/>
      <text:p text:style-name="P14">&lt;restorebackup&gt;</text:p>
      <text:p text:style-name="P14"><text:tab/>&lt;entry date="" &gt;name&lt;/entry&gt;</text:p>
      <text:p text:style-name="P14"><text:tab/>&lt;entry date="" &gt;name&lt;/entry&gt;</text:p>
      <text:p text:style-name="P14"><text:tab/>&lt;entry date="" &gt;name&lt;/entry&gt;</text:p>
      <text:p text:style-name="P14">&lt;/restorebackup&gt;</text:p>
      <text:p text:style-name="P14"/>
      <text:p text:style-name="P14"/>
      <text:p text:style-name="P15">Petición de listar copias de seguridad</text:p>
      <text:p text:style-name="P14"/>
      <text:p text:style-name="P14">&lt;listbackups /&gt;</text:p>
      <text:p text:style-name="P14"/>
      <text:p text:style-name="P14"/>
      <text:p text:style-name="P15">Respuesta a petición de listar copias de seguridad</text:p>
      <text:p text:style-name="P14"/>
      <text:p text:style-name="P14">&lt;backuplist&gt;</text:p>
      <text:p text:style-name="P14"><text:tab/>&lt;entry name=""&gt;</text:p>
      <text:p text:style-name="P14"><text:tab/><text:tab/>&lt;backup date="" /&gt;</text:p>
      <text:p text:style-name="P14"><text:tab/><text:tab/>&lt;backup date="" /&gt;</text:p>
      <text:p text:style-name="P14"><text:tab/><text:tab/>&lt;backup date="" /&gt;</text:p>
      <text:p text:style-name="P14"><text:tab/><text:tab/>...</text:p>
      <text:p text:style-name="P14"><text:tab/>&lt;/entry&gt;</text:p>
      <text:p text:style-name="P14"><text:tab/>&lt;entry name=""&gt;</text:p>
      <text:p text:style-name="P14"><text:tab/><text:tab/>&lt;backup date="" /&gt;</text:p>
      <text:p text:style-name="P14"><text:tab/><text:tab/>&lt;backup date="" /&gt;</text:p>
      <text:p text:style-name="P14"><text:tab/><text:tab/>&lt;backup date="" /&gt;</text:p>
      <text:p text:style-name="P14"><text:tab/><text:tab/>...</text:p>
      <text:p text:style-name="P14"><text:tab/>&lt;/entry&gt;</text:p>
      <text:p text:style-name="P14"><text:tab/>....</text:p>
      <text:p text:style-name="P14">&lt;/backuplist&gt;</text:p>
      <text:p text:style-name="P14"/>
      <text:p text:style-name="P14"/>
      <text:p text:style-name="P15">Petición de añadir proyecto</text:p>
      <text:p text:style-name="P16"/>
      <text:p text:style-name="P16">El tipo de usuario puede ser:</text:p>
      <text:p text:style-name="P16">0: administrador del proyecto</text:p>
      <text:p text:style-name="P16">1: diseñadores</text:p>
      <text:p text:style-name="P16"/>
      <text:p text:style-name="P16">&lt;addproject&gt;</text:p>
      <text:p text:style-name="P16"><text:tab/>&lt;name&gt;[project name]&lt;/name&gt;</text:p>
      <text:p text:style-name="P14"><text:tab/>&lt;author&gt;[author name]&lt;/author&gt;</text:p>
      <text:p text:style-name="P14"><text:tab/>&lt;description&gt;[the description]&lt;/description&gt;</text:p>
      <text:p text:style-name="P16"><text:tab/>&lt;users&gt;</text:p>
      <text:p text:style-name="P16"><text:tab/><text:tab/>&lt;user type=””&gt;[login]&lt;/user&gt;</text:p>
      <text:p text:style-name="P16"><text:tab/>&lt;/users&gt;</text:p>
      <text:p text:style-name="P16">&lt;/addproject&gt;</text:p>
      <text:p text:style-name="P16"/>
      <text:p text:style-name="P16"/>
      <text:p text:style-name="P16"/>
      <text:p text:style-name="P15">Respuesta a petición de añadir proyecto</text:p>
      <text:p text:style-name="P16"/>
      <text:p text:style-name="P16"/>
      <text:p text:style-name="P16">El tipo de usuario puede ser:</text:p>
      <text:p text:style-name="P16">0: administrador del proyecto</text:p>
      <text:p text:style-name="P16">1: diseñadores</text:p>
      <text:p text:style-name="P16"/>
      <text:p text:style-name="P16">&lt;addproject&gt;</text:p>
      <text:p text:style-name="P16"><text:tab/>&lt;name&gt;[project name]&lt;/name&gt;</text:p>
      <text:p text:style-name="P14"><text:tab/>&lt;author&gt;[author name]&lt;/author&gt;</text:p>
      <text:p text:style-name="P14"><text:tab/>&lt;description&gt;[the description]&lt;/description&gt;</text:p>
      <text:p text:style-name="P16"><text:tab/>&lt;users&gt;</text:p>
      <text:p text:style-name="P16"><text:tab/><text:tab/>&lt;user type=””&gt;[login]&lt;/user&gt;</text:p>
      <text:p text:style-name="P16"><text:tab/><text:tab/>...</text:p>
      <text:p text:style-name="P16"><text:tab/>&lt;/users&gt;</text:p>
      <text:p text:style-name="P16">&lt;/addproject&gt;</text:p>
      <text:p text:style-name="P16"/>
      <text:p text:style-name="P16"/>
      <text:p text:style-name="P15">Petición de remover proyecto</text:p>
      <text:p text:style-name="P16"/>
      <text:p text:style-name="P16">&lt;removeproject version="0" &gt;</text:p>
      <text:p text:style-name="P16"><text:tab/>&lt;name&gt;[project name]&lt;/name&gt;</text:p>
      <text:p text:style-name="P16">&lt;/removeproject&gt;</text:p>
      <text:p text:style-name="P16"/>
      <text:p text:style-name="P16"/>
      <text:p text:style-name="P15">Respuesta a petición de remover proyecto</text:p>
      <text:p text:style-name="P16"/>
      <text:p text:style-name="P16">&lt;removeproject version="0" &gt;</text:p>
      <text:p text:style-name="P16"><text:tab/>&lt;name&gt;[project name]&lt;/name&gt;</text:p>
      <text:p text:style-name="P16">&lt;/removeproject&gt;</text:p>
      <text:p text:style-name="P16"/>
      <text:p text:style-name="P16"/>
      <text:p text:style-name="P16"/>
      <text:p text:style-name="P16"/>
      <text:p text:style-name="P15">Petición de consultar proyecto</text:p>
      <text:p text:style-name="P15"/>
      <text:p text:style-name="P16">&lt;queryproject version="0" &gt;</text:p>
      <text:p text:style-name="P16"><text:tab/>&lt;name&gt;[project name]&lt;/name&gt;</text:p>
      <text:p text:style-name="P16">&lt;/queryproject&gt;</text:p>
      <text:p text:style-name="P14"/>
      <text:p text:style-name="P14"/>
      <text:p text:style-name="P15">Respuesta a petición de consultar proyecto</text:p>
      <text:p text:style-name="P16"/>
      <text:p text:style-name="P16">El tipo de usuario puede ser:</text:p>
      <text:p text:style-name="P16">0: administrador del proyecto</text:p>
      <text:p text:style-name="P16">1: diseñadores</text:p>
      <text:p text:style-name="P16"/>
      <text:p text:style-name="P16">&lt;projectquery&gt;</text:p>
      <text:p text:style-name="P16"><text:tab/>&lt;project description=”[description]” author=”[project author]” name=”[project name]” &gt;</text:p>
      <text:p text:style-name="P16"><text:tab/><text:tab/>&lt;users&gt;</text:p>
      <text:p text:style-name="P16"><text:tab/><text:tab/><text:tab/>&lt;user type=”” &gt;[login]&lt;/user&gt;</text:p>
      <text:p text:style-name="P16"><text:tab/><text:tab/>&lt;/users&gt;</text:p>
      <text:p text:style-name="P16"><text:tab/>&lt;/project&gt;</text:p>
      <text:p text:style-name="P16">&lt;/projectquery&gt;</text:p>
      <text:p text:style-name="P15"/>
      <text:p text:style-name="P15"/>
      <text:p text:style-name="P15">Petición de actualizar proyecto</text:p>
      <text:p text:style-name="P16"/>
      <text:p text:style-name="P16">El tipo de usuario puede ser:</text:p>
      <text:p text:style-name="P16">0: administrador del proyecto</text:p>
      <text:p text:style-name="P16">1: diseñadores</text:p>
      <text:p text:style-name="P16"/>
      <text:p text:style-name="P14">&lt;updateproject version="0" &gt;</text:p>
      <text:p text:style-name="P14"><text:tab/>&lt;name&gt;[project name]&lt;/name&gt;</text:p>
      <text:p text:style-name="P14"><text:tab/>&lt;author&gt;[project author]&lt;/author&gt;</text:p>
      <text:p text:style-name="P14"><text:tab/>&lt;description&gt;[description]&lt;/description&gt;</text:p>
      <text:p text:style-name="P14"><text:tab/>&lt;users&gt;</text:p>
      <text:p text:style-name="P14"><text:tab/><text:tab/>&lt;user type=””&gt;[login]&lt;/user&gt;</text:p>
      <text:p text:style-name="P14"><text:tab/><text:tab/>...</text:p>
      <text:p text:style-name="P14"><text:tab/>&lt;/users&gt;</text:p>
      <text:p text:style-name="P14">&lt;/updateproject&gt;</text:p>
      <text:p text:style-name="P14"/>
      <text:p text:style-name="P14"/>
      <text:p text:style-name="P15">Respuesta a petición de actualizar proyecto</text:p>
      <text:p text:style-name="P16"/>
      <text:p text:style-name="P16">El tipo de usuario puede ser:</text:p>
      <text:p text:style-name="P16">0: administrador del proyecto</text:p>
      <text:p text:style-name="P16">1: diseñadores</text:p>
      <text:p text:style-name="P16"/>
      <text:p text:style-name="P14">&lt;updateproject version="0" &gt;</text:p>
      <text:p text:style-name="P14"><text:tab/>&lt;name&gt;[project name]&lt;/name&gt;</text:p>
      <text:p text:style-name="P14"><text:tab/>&lt;author&gt;[project author]&lt;/author&gt;</text:p>
      <text:p text:style-name="P14"><text:tab/>&lt;description&gt;[description]&lt;/description&gt;</text:p>
      <text:p text:style-name="P14"><text:tab/>&lt;users&gt;</text:p>
      <text:p text:style-name="P14"><text:tab/><text:tab/>&lt;user type=””&gt;[login]&lt;/user&gt;</text:p>
      <text:p text:style-name="P14"><text:tab/><text:tab/>...</text:p>
      <text:p text:style-name="P14"><text:tab/>&lt;/users&gt;</text:p>
      <text:p text:style-name="P16">&lt;/updateproject&gt;</text:p>
      <text:p text:style-name="P16"/>
      <text:p text:style-name="P16"/>
      <text:p text:style-name="P16"/>
      <text:p text:style-name="P15">Petición de listar peticiones de registro en el sistema</text:p>
      <text:p text:style-name="P16"/>
      <text:p text:style-name="P16">&lt;listregisters /&gt;</text:p>
      <text:p text:style-name="P16"/>
      <text:p text:style-name="P16"/>
      <text:p text:style-name="P15">Respuesta a petición de listar peticiones de registro en el sistema</text:p>
      <text:p text:style-name="P16"/>
      <text:p text:style-name="P16">&lt;registerlist&gt;</text:p>
      <text:p text:style-name="P16"><text:tab/>&lt;register&gt;</text:p>
      <text:p text:style-name="P16"><text:s/><text:tab/><text:tab/>&lt;login value='[login]'/&gt;</text:p>
      <text:p text:style-name="P16"><text:tab/><text:tab/>&lt;name value='[name]'/&gt;</text:p>
      <text:p text:style-name="P16"><text:tab/><text:tab/>&lt;email value='[email]'/&gt;</text:p>
      <text:p text:style-name="P16"><text:tab/><text:tab/>&lt;comments value='[comments]'/&gt;</text:p>
      <text:p text:style-name="P16"><text:tab/>&lt;/register&gt;</text:p>
      <text:p text:style-name="P16">&lt;/registerlist&gt;</text:p>
      <text:p text:style-name="P16"/>
      <text:p text:style-name="P16"/>
      <text:p text:style-name="P15">Petición de registro de usuario en el sistema</text:p>
      <text:p text:style-name="P16"/>
      <text:p text:style-name="P16">&lt;registeruser&gt;</text:p>
      <text:p text:style-name="P16"><text:tab/>&lt;email&gt;[email]&lt;/email&gt;</text:p>
      <text:p text:style-name="P16"><text:tab/>&lt;login&gt;[login]&lt;/login&gt;</text:p>
      <text:p text:style-name="P16">&lt;/registeruser&gt;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8">David Cuadrado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</table:table>
      <text:p text:style-name="P14"/>
      <text:p text:style-name="P1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StarSymbol" svg:font-family="StarSymbol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6:52:44</meta:creation-date>
    <dc:creator>David Cuadrado</dc:creator>
    <dc:date>2007-02-16T16:03:02</dc:date>
    <dc:language>es-CO</dc:language>
    <meta:editing-cycles>224</meta:editing-cycles>
    <meta:editing-duration>PT5H38M28S</meta:editing-duration>
    <meta:template xlink:type="simple" xlink:actuate="onRequest" xlink:role="template" xlink:href="../../../../.ooo-2.0/user/template/ktoon_doc.ott" xlink:title="ktoon_doc" meta:date="2007-02-06T16:52:43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9" meta:paragraph-count="340" meta:word-count="1157" meta:character-count="8588"/>
  </office:meta>
</office:document-meta>
</file>